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thJax_Main" svg:font-family="MathJax_Mai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ddd9" officeooo:paragraph-rsid="0008ddd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ddd9" officeooo:paragraph-rsid="0008ddd9" style:font-weight-asian="bold" style:font-weight-complex="bold"/>
    </style:style>
    <style:style style:name="P3" style:family="paragraph" style:parent-style-name="Standard">
      <style:text-properties style:text-underline-style="none" officeooo:rsid="0008ddd9" officeooo:paragraph-rsid="0008ddd9"/>
    </style:style>
    <style:style style:name="P4" style:family="paragraph" style:parent-style-name="Standard" style:list-style-name="L1">
      <style:text-properties style:text-underline-style="none" officeooo:rsid="0008ddd9" officeooo:paragraph-rsid="0008ddd9"/>
    </style:style>
    <style:style style:name="P5" style:family="paragraph" style:parent-style-name="Standard">
      <style:text-properties style:text-underline-style="none" officeooo:rsid="00098586" officeooo:paragraph-rsid="00098586"/>
    </style:style>
    <style:style style:name="P6" style:family="paragraph" style:parent-style-name="Standard" style:list-style-name="L2">
      <style:text-properties style:text-underline-style="none" officeooo:rsid="00098586" officeooo:paragraph-rsid="00098586"/>
    </style:style>
    <style:style style:name="P7" style:family="paragraph" style:parent-style-name="Standard" style:list-style-name="L3">
      <style:text-properties style:text-underline-style="none" officeooo:rsid="00098586" officeooo:paragraph-rsid="00098586"/>
    </style:style>
    <style:style style:name="P8" style:family="paragraph" style:parent-style-name="Standard" style:list-style-name="L4">
      <style:text-properties style:text-underline-style="none" officeooo:rsid="00098586" officeooo:paragraph-rsid="00098586"/>
    </style:style>
    <style:style style:name="P9" style:family="paragraph" style:parent-style-name="Standard" style:list-style-name="L1">
      <style:text-properties style:text-underline-style="none" officeooo:rsid="00098586" officeooo:paragraph-rsid="00098586"/>
    </style:style>
    <style:style style:name="P10" style:family="paragraph" style:parent-style-name="Standard">
      <style:text-properties style:text-underline-style="none" officeooo:rsid="00098586" officeooo:paragraph-rsid="000b3217"/>
    </style:style>
    <style:style style:name="P11" style:family="paragraph" style:parent-style-name="Standard" style:list-style-name="L4">
      <style:text-properties style:text-underline-style="none" officeooo:rsid="000b3217" officeooo:paragraph-rsid="000b3217"/>
    </style:style>
    <style:style style:name="P12" style:family="paragraph" style:parent-style-name="Standard">
      <style:text-properties style:text-underline-style="none" officeooo:rsid="000b3217" officeooo:paragraph-rsid="000b3217"/>
    </style:style>
    <style:style style:name="P13" style:family="paragraph" style:parent-style-name="Standard">
      <style:text-properties style:text-underline-style="none" officeooo:rsid="000dc610" officeooo:paragraph-rsid="000dc610"/>
    </style:style>
    <style:style style:name="P14" style:family="paragraph" style:parent-style-name="Standard" style:list-style-name="L5">
      <style:text-properties style:text-underline-style="none" officeooo:rsid="000dc610" officeooo:paragraph-rsid="000dc610"/>
    </style:style>
    <style:style style:name="P15" style:family="paragraph" style:parent-style-name="Standard" style:list-style-name="L5">
      <style:text-properties style:text-underline-style="none" officeooo:rsid="000e0bf7" officeooo:paragraph-rsid="000e0bf7"/>
    </style:style>
    <style:style style:name="P16" style:family="paragraph" style:parent-style-name="Standard">
      <style:text-properties style:text-underline-style="none" officeooo:rsid="000e0bf7" officeooo:paragraph-rsid="000e0bf7"/>
    </style:style>
    <style:style style:name="P17" style:family="paragraph" style:parent-style-name="Standard">
      <style:text-properties style:text-underline-style="none" officeooo:rsid="000ecd50" officeooo:paragraph-rsid="000ecd50"/>
    </style:style>
    <style:style style:name="P18" style:family="paragraph" style:parent-style-name="Standard">
      <style:text-properties style:text-underline-style="none" officeooo:rsid="0010166d" officeooo:paragraph-rsid="0010166d"/>
    </style:style>
    <style:style style:name="P19" style:family="paragraph" style:parent-style-name="Standard">
      <style:text-properties style:text-underline-style="none" officeooo:rsid="0010d1f1" officeooo:paragraph-rsid="0010d1f1"/>
    </style:style>
    <style:style style:name="P20" style:family="paragraph" style:parent-style-name="Standard">
      <style:text-properties style:text-underline-style="none" officeooo:rsid="00117b99" officeooo:paragraph-rsid="00117b99"/>
    </style:style>
    <style:style style:name="T1" style:family="text">
      <style:text-properties style:font-name="MathJax_Main" style:font-name-asian="MathJax_Main" style:font-name-complex="MathJax_Main"/>
    </style:style>
    <style:style style:name="T2" style:family="text">
      <style:text-properties style:font-name="MathJax_Main" officeooo:rsid="00098586" style:font-name-asian="MathJax_Main" style:font-name-complex="MathJax_Main"/>
    </style:style>
    <style:style style:name="T3" style:family="text">
      <style:text-properties style:font-name="MathJax_Main" officeooo:rsid="0008ddd9" style:font-name-asian="MathJax_Main" style:font-name-complex="MathJax_Main"/>
    </style:style>
    <style:style style:name="T4" style:family="text">
      <style:text-properties style:font-name="MathJax_Main" officeooo:rsid="000b3217" style:font-name-asian="MathJax_Main" style:font-name-complex="MathJax_Main"/>
    </style:style>
    <style:style style:name="T5" style:family="text">
      <style:text-properties style:font-name="MathJax_Main" officeooo:rsid="000c331b" style:font-name-asian="MathJax_Main" style:font-name-complex="MathJax_Main"/>
    </style:style>
    <style:style style:name="T6" style:family="text">
      <style:text-properties style:font-name="MathJax_Main" officeooo:rsid="000dc610" style:font-name-asian="MathJax_Main" style:font-name-complex="MathJax_Main"/>
    </style:style>
    <style:style style:name="T7" style:family="text">
      <style:text-properties style:font-name="MathJax_Main" officeooo:rsid="0010d1f1" style:font-name-asian="MathJax_Main" style:font-name-complex="MathJax_Main"/>
    </style:style>
    <style:style style:name="T8" style:family="text">
      <style:text-properties officeooo:rsid="000985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processing steps:</text:p>
      <text:p text:style-name="P1"/>
      <text:p text:style-name="P3">1) Estimate common weight length relationships from fit to DATRAS data (SMALK EVHOE.csv) using GLM <text:span text:style-name="T8">based on linear conversion</text:span>,</text:p>
      <text:p text:style-name="P3"/>
      <text:p text:style-name="P3">log(wt) = log(a) + b*log(L) + <text:span text:style-name="T1">∈</text:span></text:p>
      <text:p text:style-name="P3"><text:span text:style-name="T1"/></text:p>
      <text:p text:style-name="P5"><text:span text:style-name="T1">logwt = log(a) + b*log(L) + Species + </text:span><text:span text:style-name="T3">∈</text:span></text:p>
      <text:p text:style-name="P3"><text:span text:style-name="T1"/></text:p>
      <text:list xml:id="list6664459257018975877" text:style-name="L1">
        <text:list-item>
          <text:p text:style-name="P9"><text:span text:style-name="T1">Dropped year as a factor as non-significant….Also no differentiation between M / F (no data on sex in DATRAS HL)</text:span></text:p>
          <text:p text:style-name="P9"><text:span text:style-name="T1"/></text:p>
        </text:list-item>
        <text:list-item>
          <text:p text:style-name="P4"><text:span text:style-name="T2">Remember to b</text:span><text:span text:style-name="T1">ias correct for the (lower) geometric mean when converting to absolute scale </text:span><text:span text:style-name="T2">mean</text:span><text:span text:style-name="T1"> based on </text:span></text:p>
        </text:list-item>
      </text:list>
      <text:p text:style-name="P3"><text:span text:style-name="T1"/></text:p>
      <text:p text:style-name="P3"><text:span text:style-name="T1"><text:tab/>Corr.fact ← exp(sigma^2 / 2)</text:span></text:p>
      <text:p text:style-name="P3"><text:span text:style-name="T1"/></text:p>
      <text:p text:style-name="P3"><text:span text:style-name="T1"><text:tab/>WtEst ← WtMod * Corr.fact</text:span></text:p>
      <text:p text:style-name="P3"><text:span text:style-name="T1"/></text:p>
      <text:p text:style-name="P5"><text:span text:style-name="T1">[Script CalcGrowthParams.R]</text:span></text:p>
      <text:p text:style-name="P5"><text:span text:style-name="T1"/></text:p>
      <text:p text:style-name="P10"><text:span text:style-name="T1">2) </text:span><text:span text:style-name="T4">Download the available Surveys from DATRAS for all years (IE-IGFS and EVHOE)</text:span></text:p>
      <text:p text:style-name="P10"><text:span text:style-name="T1"/></text:p>
      <text:p text:style-name="P10"><text:span text:style-name="T1">Convert IE-IGFS and EVHOE DATRAS Numbers at Length to weight at size group (adults / juveniles)</text:span></text:p>
      <text:p text:style-name="P5"><text:span text:style-name="T1"/></text:p>
      <text:list xml:id="list1337642776739696861" text:style-name="L2">
        <text:list-item>
          <text:p text:style-name="P6"><text:span text:style-name="T1">Valid hauls only</text:span></text:p>
          <text:p text:style-name="P6"><text:span text:style-name="T1"/></text:p>
        </text:list-item>
        <text:list-item>
          <text:p text:style-name="P6"><text:span text:style-name="T1">Calculate midpoint of tow based on the geodesic distance</text:span></text:p>
          <text:p text:style-name="P6"><text:span text:style-name="T1"/></text:p>
        </text:list-item>
        <text:list-item>
          <text:p text:style-name="P6"><text:span text:style-name="T1">Estimate door spread based on depth relationship for any missing data points:</text:span></text:p>
        </text:list-item>
      </text:list>
      <text:p text:style-name="P5"><text:span text:style-name="T1"/></text:p>
      <text:p text:style-name="P5"><text:span text:style-name="T1"><text:tab/>Spread ~ poly(Depth, 4)</text:span></text:p>
      <text:p text:style-name="P5"><text:span text:style-name="T1"/></text:p>
      <text:list xml:id="list3146958891192151063" text:style-name="L3">
        <text:list-item>
          <text:p text:style-name="P7"><text:span text:style-name="T1">Calculate swept area based on distance, door spread and gear adjustment factor</text:span></text:p>
        </text:list-item>
      </text:list>
      <text:p text:style-name="P5"><text:span text:style-name="T1"/></text:p>
      <text:p text:style-name="P5"><text:span text:style-name="T1"><text:tab/>SweptArea = Distance(km) * Spread(km) * Adjustment factor</text:span></text:p>
      <text:p text:style-name="P5"><text:span text:style-name="T1"/></text:p>
      <text:p text:style-name="P5"><text:span text:style-name="T1"><text:tab/>Adjustment factor based on Piet el al… 0.38 for otter trawl gears</text:span></text:p>
      <text:p text:style-name="P5"><text:span text:style-name="T1"/></text:p>
      <text:list xml:id="list4674991492403912540" text:style-name="L4">
        <text:list-item>
          <text:p text:style-name="P8"><text:span text:style-name="T1">Add species names to data and standardise the length measurements (some in cm, some mm), correct for mis-recorded data points… (2.5m whiting!)</text:span></text:p>
          <text:p text:style-name="P8"><text:span text:style-name="T1"/></text:p>
        </text:list-item>
        <text:list-item>
          <text:p text:style-name="P8"><text:span text:style-name="T1">Use the (bias corrected) estimated length weight relationships from (1). </text:span><text:span text:style-name="T5">Same length weight relationship used for all surveys as data to estimate only available from EVHOE.</text:span></text:p>
          <text:p text:style-name="P8"><text:span text:style-name="T1"/></text:p>
        </text:list-item>
        <text:list-item>
          <text:p text:style-name="P11"><text:span text:style-name="T1">Divide the catches of each species into Juvenile and Adult based on the Minimum Conservation Reference Size (MCRS) in the CFP technical regulations</text:span></text:p>
          <text:p text:style-name="P11"><text:span text:style-name="T1"/></text:p>
        </text:list-item>
        <text:list-item>
          <text:p text:style-name="P11"><text:span text:style-name="T1">Merge the location data and the catch records</text:span></text:p>
          <text:p text:style-name="P11"><text:soft-page-break/><text:span text:style-name="T1"/></text:p>
        </text:list-item>
        <text:list-item>
          <text:p text:style-name="P11"><text:span text:style-name="T1">Restrict the geographical area to the core Celtic Sea (12 W to 2 W, 48N to 52N)</text:span></text:p>
        </text:list-item>
      </text:list>
      <text:p text:style-name="P5"><text:span text:style-name="T1"/></text:p>
      <text:p text:style-name="P19"><text:span text:style-name="T1">[Datras_Download.R, ConvertToWeight.R]</text:span></text:p>
      <text:p text:style-name="P5"><text:span text:style-name="T1"/></text:p>
      <text:p text:style-name="P12"><text:span text:style-name="T1">3) Repeat steps above (2) for data not on DATRAS. This includes</text:span></text:p>
      <text:p text:style-name="P12"><text:span text:style-name="T1">- </text:span><text:span text:style-name="T6">CARHELMAR</text:span></text:p>
      <text:p text:style-name="P12"><text:span text:style-name="T6">- NWGFS</text:span></text:p>
      <text:p text:style-name="P12"><text:span text:style-name="T6">- Q1SWBEAM</text:span></text:p>
      <text:p text:style-name="P12"><text:span text:style-name="T6">- Q4SWIBTS</text:span></text:p>
      <text:p text:style-name="P13"><text:span text:style-name="T1">- WCGFS</text:span></text:p>
      <text:p text:style-name="P13"><text:span text:style-name="T1"/></text:p>
      <text:p text:style-name="P13"><text:span text:style-name="T1">Differences in processing were:</text:span></text:p>
      <text:p text:style-name="P13"><text:span text:style-name="T1"/></text:p>
      <text:list xml:id="list3222315650077156771" text:style-name="L5">
        <text:list-item>
          <text:p text:style-name="P14"><text:span text:style-name="T1">Filtered out tows that were outliers based on <text:s/>+- 5 * Median Absolute Deviation (MAD) of the standardised tow distance (i.e. the distance covered in 60 mins) – a robust methods for detecting outliers. Removed 578 tows, keeping 9022</text:span></text:p>
          <text:p text:style-name="P14"><text:span text:style-name="T1"/></text:p>
        </text:list-item>
        <text:list-item>
          <text:p text:style-name="P15"><text:span text:style-name="T1">Swept area was gear / survey specific – sometimes a single, sometimes a double beam trawl was used</text:span></text:p>
          <text:p text:style-name="P15"><text:span text:style-name="T1"/></text:p>
        </text:list-item>
        <text:list-item>
          <text:p text:style-name="P15"><text:span text:style-name="T1">Correction factors were: beam (0.19), otter (0.38)</text:span></text:p>
        </text:list-item>
      </text:list>
      <text:p text:style-name="P16"><text:span text:style-name="T1"/></text:p>
      <text:p text:style-name="P17"><text:span text:style-name="T1">Note that some surveys are in Q1, with others in Q4 which may affect cacthability and distribution.</text:span></text:p>
      <text:p text:style-name="P17"><text:span text:style-name="T1"/></text:p>
      <text:p text:style-name="P17"><text:span text:style-name="T1">Also, two surveys (otter trawl NWGFS and WCGFS) have a significantly higher swept area than the others (beam trawl surveys). <text:s/>Fixed vessel effects will thus be an important consideration.</text:span></text:p>
      <text:p text:style-name="P17"><text:span text:style-name="T1"/></text:p>
      <text:p text:style-name="P19"><text:span text:style-name="T1">[CefasData.R]</text:span></text:p>
      <text:p text:style-name="P17"><text:span text:style-name="T1"/></text:p>
      <text:p text:style-name="P18"><text:span text:style-name="T1">3) Download Habitat substrate map from </text:span><text:span text:style-name="T7">EU SeaMap project, create function for classifying substrate type at each of the nodes.. (kmeans generated)</text:span></text:p>
      <text:p text:style-name="P18"><text:span text:style-name="T7"/></text:p>
      <text:p text:style-name="P20"><text:span text:style-name="T7">C</text:span><text:span text:style-name="T1">reate function for assigning a habitat for each knot</text:span></text:p>
      <text:p text:style-name="P20"><text:span text:style-name="T1"/></text:p>
      <text:p text:style-name="P20"><text:span text:style-name="T1">[HabitatCovariateFunc.R]</text:span></text:p>
      <text:p text:style-name="P20"><text:span text:style-name="T1"/></text:p>
      <text:p text:style-name="P20"><text:span text:style-name="T1"/></text:p>
      <text:p text:style-name="P18"><text:span text:style-name="T7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thJax_Main" svg:font-family="MathJax_Mai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2:49:33.536321894</meta:creation-date>
    <dc:date>2016-12-06T17:00:48.959911698</dc:date>
    <meta:editing-duration>PT1H35M4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464" meta:character-count="2751" meta:non-whitespace-character-count="2340"/>
  </office:meta>
</office:document-meta>
</file>